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bon-Roman" svg:font-family="Sabon-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abon-Roman1" svg:font-family="Sabon-Roma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5in" fo:margin-right="0in" fo:margin-top="0in" fo:margin-bottom="0in" fo:line-height="100%" fo:text-indent="-0.25in" style:auto-text-indent="false"/>
    </style:style>
    <style:style style:name="P2" style:family="paragraph" style:parent-style-name="Standard" style:master-page-name="Standard">
      <style:paragraph-properties fo:margin-left="0.5in" fo:margin-right="0in" fo:margin-top="0in" fo:margin-bottom="0in" fo:line-height="100%" fo:text-align="center" style:justify-single-word="false" fo:text-indent="-0.25in" style:auto-text-indent="false" style:page-number="auto"/>
      <style:text-properties style:font-name="Times New Roman" style:font-name-complex="Times New Roman1"/>
    </style:style>
    <style:style style:name="P3" style:family="paragraph" style:parent-style-name="Standard">
      <style:paragraph-properties fo:margin-left="0.5in" fo:margin-right="0in" fo:margin-top="0in" fo:margin-bottom="0in" fo:line-height="100%" fo:text-indent="-0.25in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text-indent="0.5in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>
      <style:paragraph-properties fo:margin-left="0.5in" fo:margin-right="0in" fo:margin-top="0in" fo:margin-bottom="0in" fo:line-height="100%" fo:text-indent="-0.25in" style:auto-text-indent="false"/>
      <style:text-properties style:font-name="Times New Roman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Sabon-Roman" fo:font-size="12pt" style:font-size-asian="12pt" style:font-name-complex="Sabon-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rgest and Smallest</text:p>
      <text:p text:style-name="P3"/>
      <text:p text:style-name="P7">Design a program with a loop that lets the user enter a series of numbers. The user</text:p>
      <text:p text:style-name="P7">should enter –99 to signal the end of the series. After all the numbers have been entered,</text:p>
      <text:p text:style-name="P1"><text:span text:style-name="T1">the program should display the largest and smallest numbers entered</text:span><text:span text:style-name="T2">.</text:span></text:p>
      <text:p text:style-name="P4"/>
      <text:p text:style-name="P5">Declare Integer number, highest, smallest,</text:p>
      <text:p text:style-name="P5">Declare Integer number[SIZE] = While number != -99</text:p>
      <text:p text:style-name="P5">Display “Enter the number”</text:p>
      <text:p text:style-name="P5">Display “(or enter -99 to end).”</text:p>
      <text:p text:style-name="P5">Input number</text:p>
      <text:p text:style-name="P5"><text:s text:c="4"/>While number != -99</text:p>
      <text:p text:style-name="P5"><text:tab/>Display “Enter the number”</text:p>
      <text:p text:style-name="P6">Display “(or enter -99 to end).”</text:p>
      <text:p text:style-name="P6">Input number</text:p>
      <text:p text:style-name="P5"><text:s text:c="6"/>End While</text:p>
      <text:p text:style-name="P5">Set highest = number [0]</text:p>
      <text:p text:style-name="P6">For index1 = 1 To SIZE -1</text:p>
      <text:p text:style-name="P6">If number [index1] &gt; highest Then </text:p>
      <text:p text:style-name="P5"><text:tab/> <text:s text:c="3"/>Set highest = number [index1]</text:p>
      <text:p text:style-name="P5"><text:tab/>End If</text:p>
      <text:p text:style-name="P6">End For</text:p>
      <text:p text:style-name="P5">Set smallest = number [0]</text:p>
      <text:p text:style-name="P5">For index2 = 1 To SIZE -1</text:p>
      <text:p text:style-name="P5"><text:tab/>If number [index2] &lt; smallest Then</text:p>
      <text:p text:style-name="P5"><text:tab/> <text:s text:c="2"/>Set smallest = number [index2]</text:p>
      <text:p text:style-name="P5"><text:tab/>End If</text:p>
      <text:p text:style-name="P5"><text:s text:c="2"/>End For</text:p>
      <text:p text:style-name="P5">Display “The largest number you entered is ” ,highest, “ and smallest is” ,small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bon-Roman" svg:font-family="Sabon-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abon-Roman1" svg:font-family="Sabon-Roma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3$Win32 OpenOffice.org_project/413m1$Build-9783</meta:generator>
    <dc:date>2017-06-13T12:42:49.85</dc:date>
    <meta:document-statistic meta:table-count="0" meta:image-count="0" meta:object-count="0" meta:page-count="1" meta:paragraph-count="27" meta:word-count="158" meta:character-count="881"/>
    <meta:user-defined meta:name="Info 1"/>
    <meta:user-defined meta:name="Info 2"/>
    <meta:user-defined meta:name="Info 3"/>
    <meta:user-defined meta:name="Info 4"/>
  </office:meta>
</office:document-meta>
</file>